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17aed2" officeooo:paragraph-rsid="0017ae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Lorem ipsum dolor sit amet.</text:p>
      <text:p text:style-name="Text_20_body"/>
      <text:p text:style-name="P2">fakemail@gmail.com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description/>
    <dc:subject/>
    <meta:keyword/>
    <meta:initial-creator/>
    <meta:creation-date>2023-05-04T17:47:22Z</meta:creation-date>
    <dc:date>2023-07-20T09:14:55.166172650</dc:date>
    <meta:editing-duration>PT19S</meta:editing-duration>
    <meta:editing-cycles>1</meta:editing-cycles>
    <meta:document-statistic meta:table-count="0" meta:image-count="0" meta:object-count="0" meta:page-count="1" meta:paragraph-count="3" meta:word-count="7" meta:character-count="47" meta:non-whitespace-character-count="42"/>
  </office:meta>
</office:document-meta>
</file>